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orizontal_20_Line">
      <style:text-properties fo:color="#000000" loext:opacity="100%"/>
    </style:style>
    <style:style style:name="P2" style:family="paragraph" style:parent-style-name="Heading_20_1">
      <style:paragraph-properties fo:margin-left="0cm" fo:margin-right="0cm" fo:margin-top="0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000000" loext:opacity="100%" style:font-name="apple-system" fo:font-size="12pt" fo:letter-spacing="normal" fo:font-style="normal" fo:font-weight="bold"/>
    </style:style>
    <style:style style:name="P3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000000" loext:opacity="100%" style:font-name="apple-system" fo:font-size="12pt" fo:letter-spacing="normal" fo:font-style="normal" fo:font-weight="bold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Standard" style:list-style-name="L1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" style:family="paragraph" style:parent-style-name="Text_20_body" style:list-style-name="L1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Text_20_body" style:list-style-name="L2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4" style:family="paragraph" style:parent-style-name="Text_20_body" style:list-style-name="L3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f0f6fc" loext:opacity="100%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f0f6fc" loext:opacity="100%" style:font-name="ui-monospace" fo:font-size="9.75pt" fo:letter-spacing="normal" fo:font-style="normal" fo:font-weight="normal" fo:background-color="#656c76" loext:char-shading-value="0" loext:padding="0cm" loext:border="none"/>
    </style:style>
    <style:style style:name="T4" style:family="text">
      <style:text-properties fo:font-variant="normal" fo:text-transform="none" style:font-name="apple-system" fo:font-size="12pt" fo:letter-spacing="normal" fo:font-style="normal" fo:font-weight="bold"/>
    </style:style>
    <style:style style:name="T5" style:family="text">
      <style:text-properties fo:font-variant="normal" fo:text-transform="none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style:font-name="ui-monospace" fo:font-size="9.75pt" fo:letter-spacing="normal" fo:font-style="normal" fo:font-weight="normal" fo:background-color="#656c76" loext:char-shading-value="0" loext:padding="0cm" loext:border="none"/>
    </style:style>
    <style:style style:name="T7" style:family="text">
      <style:text-properties fo:font-variant="normal" fo:text-transform="none" fo:color="#000000" loext:opacity="100%" style:font-name="apple-system" fo:font-size="12pt" fo:letter-spacing="normal" fo:font-style="normal" fo:font-weight="bold"/>
    </style:style>
    <style:style style:name="T8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ui-monospace" fo:font-size="9.75pt" fo:letter-spacing="normal" fo:font-style="normal" fo:font-weight="normal" fo:background-color="#656c76" loext:char-shading-value="0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number text:level="2" text:style-name="Numbering_20_Symbols" loext:num-list-format="%2%." style:num-suffix="." style:num-format="i">
        <style:list-level-properties text:space-before="2.501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4-agregación-y-estadísticas" text:anchor-type="page" text:anchor-page-number="1" svg:x="-0.741cm" svg:y="0cm" svg:width="0.741cm" draw:z-index="4">
        <draw:text-box fo:min-height="0.741cm">
          <text:p text:style-name="P6"/>
        </draw:text-box>
      </draw:frame>
      <draw:frame draw:style-name="fr1" draw:name="user-content-3-consultas-de-conjuntos-subconsultas-y-outer-joins" text:anchor-type="page" text:anchor-page-number="1" svg:x="-0.741cm" svg:y="0cm" svg:width="0.741cm" draw:z-index="3">
        <draw:text-box fo:min-height="0.741cm">
          <text:p text:style-name="P6"/>
        </draw:text-box>
      </draw:frame>
      <draw:frame draw:style-name="fr1" draw:name="user-content-2-consultas-multitabla-joins" text:anchor-type="page" text:anchor-page-number="1" svg:x="-0.741cm" svg:y="0cm" svg:width="0.741cm" draw:z-index="2">
        <draw:text-box fo:min-height="0.741cm">
          <text:p text:style-name="P6"/>
        </draw:text-box>
      </draw:frame>
      <draw:frame draw:style-name="fr1" draw:name="user-content-1-consultas-sobre-una-tabla-básicas" text:anchor-type="page" text:anchor-page-number="1" svg:x="-0.741cm" svg:y="0cm" svg:width="0.741cm" draw:z-index="1">
        <draw:text-box fo:min-height="0.741cm">
          <text:p text:style-name="P6"/>
        </draw:text-box>
      </draw:frame>
      <draw:frame draw:style-name="fr1" draw:name="user-content-ejercicios-de-consultas-sql-jardinería" text:anchor-type="page" text:anchor-page-number="1" svg:x="-0.741cm" svg:y="0cm" svg:width="0.741cm" draw:z-index="0">
        <draw:text-box fo:min-height="0.741cm">
          <text:p text:style-name="P6"/>
        </draw:text-box>
      </draw:frame>
      <text:h text:style-name="P2" text:outline-level="1">Ejercicios de Consultas SQL: Jardinería</text:h>
      <text:p text:style-name="P7">Este documento contiene una serie de retos SQL basados en el modelo relacional. Los ejercicios están diseñados para practicar la selección, filtrado, ordenación y combinación de tablas (JOINs).</text:p>
      <text:p text:style-name="P1"/>
      <text:h text:style-name="P3" text:outline-level="2">1. Consultas sobre una tabla (Básicas)</text:h>
      <text:list text:style-name="L1">
        <text:list-item>
          <text:p text:style-name="P11"><text:span text:style-name="Strong_20_Emphasis"><text:span text:style-name="T7">Oficinas</text:span></text:span><text:span text:style-name="T8">: Devuelve un listado con el código de oficina y la ciudad.</text:span></text:p>
          <text:p text:style-name="P11"><text:span text:style-name="T8">SELECT codigo_oficina, ciudad FROM oficina;</text:span></text:p>
        </text:list-item>
        <text:list-item>
          <text:p text:style-name="P11"><text:span text:style-name="Strong_20_Emphasis"><text:span text:style-name="T7">Oficinas en España</text:span></text:span><text:span text:style-name="T8">: Devuelve la ciudad y el teléfono de las oficinas de España.</text:span></text:p>
          <text:p text:style-name="P11"><text:span text:style-name="T8">SELECT ciudad, telefono <text:s/></text:span></text:p>
        </text:list-item>
        <text:list-item>
          <text:p text:style-name="P11"><text:span text:style-name="T8">FROM oficina</text:span></text:p>
        </text:list-item>
        <text:list-item>
          <text:p text:style-name="P11"><text:span text:style-name="T8">WHERE pais = 'España';</text:span></text:p>
        </text:list-item>
        <text:list-item>
          <text:p text:style-name="P11"><text:span text:style-name="Strong_20_Emphasis"><text:span text:style-name="T7">Empleados y Jefes</text:span></text:span><text:span text:style-name="T8">: Nombre, apellidos y email de los empleados cuyo jefe tiene código 7.</text:span></text:p>
        </text:list-item>
        <text:list-item>
          <text:p text:style-name="P11"><text:span text:style-name="T8">SELECT nombre, apellido1, email <text:line-break/>FROM empleado <text:line-break/>WHERE codigo_jefe = 7;</text:span></text:p>
        </text:list-item>
        <text:list-item>
          <text:p text:style-name="P11"><text:span text:style-name="Strong_20_Emphasis"><text:span text:style-name="T7">El Gran Jefe</text:span></text:span><text:span text:style-name="T8">: Nombre del puesto, nombre, apellidos y email del jefe de la empresa (sin jefe).</text:span></text:p>
          <text:p text:style-name="P11"><text:span text:style-name="T8">SELECT puesto, nombre, apellido1, apellido2, email </text:span></text:p>
          <text:p text:style-name="P11"><text:span text:style-name="T8">FROM empleado </text:span></text:p>
          <text:p text:style-name="P11"><text:span text:style-name="T8">WHERE codigo_jefe IS NULL;</text:span></text:p>
        </text:list-item>
        <text:list-item>
          <text:p text:style-name="P11"><text:span text:style-name="Strong_20_Emphasis"><text:span text:style-name="T7">No Comerciales</text:span></text:span><text:span text:style-name="T8">: Nombre, apellidos y puesto de empleados que no sean 'Representante Ventas'.</text:span></text:p>
          <text:p text:style-name="P5"><text:soft-page-break/>SELECT nombre, apellido1, apellido2, puesto <text:line-break/>FROM empleado <text:line-break/>WHERE NOT puesto = 'Representante Ventas';</text:p>
          <text:p text:style-name="P11"><text:span text:style-name="T8"/></text:p>
        </text:list-item>
        <text:list-item>
          <text:p text:style-name="P11"><text:span text:style-name="Strong_20_Emphasis"><text:span text:style-name="T7">Clientes Nacionales</text:span></text:span><text:span text:style-name="T8">: Nombre de todos los clientes españoles.</text:span></text:p>
          <text:p text:style-name="P5">SELECT nombre_cliente<text:line-break/>FROM cliente <text:line-break/>WHERE pais = 'España';</text:p>
        </text:list-item>
        <text:list-item>
          <text:p text:style-name="P11"><text:span text:style-name="Strong_20_Emphasis"><text:span text:style-name="T7">Estados de Pedido</text:span></text:span><text:span text:style-name="T8">: Listado de los distintos estados de un pedido (sin repetir).</text:span></text:p>
          <text:p text:style-name="P11"><text:span text:style-name="T8">SELECT DISTINCT estado <text:line-break/>FROM pedido;</text:span></text:p>
        </text:list-item>
        <text:list-item>
          <text:p text:style-name="P11"><text:span text:style-name="Strong_20_Emphasis"><text:span text:style-name="T7">Pagos 2008</text:span></text:span><text:span text:style-name="T8">: Código de cliente de aquellos que realizaron pagos en 2008 (sin repetidos).</text:span></text:p>
          <text:p text:style-name="P11"><text:span text:style-name="T8">SELECT DISTINCT codigo_cliente <text:line-break/>FROM pago <text:line-break/>WHERE fecha_pago BETWEEN '2008-01-01' AND '2008-12-31';</text:span></text:p>
        </text:list-item>
        <text:list-item>
          <text:p text:style-name="P11"><text:span text:style-name="Strong_20_Emphasis"><text:span text:style-name="T7">Pedidos Rechazados</text:span></text:span><text:span text:style-name="T8">: Listado de pedidos rechazados en 2009.</text:span></text:p>
          <text:p text:style-name="P11"><text:span text:style-name="T8">SELECT * FROM pedido WHERE estado='Rechazado' AND fecha_pedido BETWEEN '2009-01-01' AND '2009-12-31';</text:span></text:p>
        </text:list-item>
        <text:list-item>
          <text:p text:style-name="P11"><text:span text:style-name="Strong_20_Emphasis"><text:span text:style-name="T7">Entregas de Enero</text:span></text:span><text:span text:style-name="T8">: Pedidos entregados en el mes de enero de cualquier año.</text:span></text:p>
          <text:p text:style-name="P11"><text:span text:style-name="T8">SELECT * <text:line-break/>FROM pedido <text:line-break/>WHERE estado = 'Entregado' <text:line-break/>AND MONTH(fecha_entrega) = 1;</text:span></text:p>
        </text:list-item>
        <text:list-item>
          <text:p text:style-name="P11"><text:span text:style-name="Strong_20_Emphasis"><text:span text:style-name="T7">Paypal 2008</text:span></text:span><text:span text:style-name="T8">: Pagos realizados en 2008 vía Paypal. Ordenar de mayor a menor.</text:span></text:p>
          <text:p text:style-name="P5">SELECT * <text:line-break/>FROM pago <text:line-break/>WHERE forma_pago = 'Paypal' <text:line-break/>AND fecha_pago BETWEEN '2008-01-01' AND '2008-12-31' <text:line-break/>ORDER BY total DESC;</text:p>
          <text:p text:style-name="P11"><text:span text:style-name="T8"/></text:p>
        </text:list-item>
        <text:list-item>
          <text:p text:style-name="P10"><text:span text:style-name="Strong_20_Emphasis"><text:span text:style-name="T7">Formas de Pago</text:span></text:span><text:span text:style-name="T8">: Todas las formas de pago en la tabla </text:span><text:span text:style-name="Source_20_Text"><text:span text:style-name="T9">pago</text:span></text:span><text:span text:style-name="T8"> (sin repetidos).</text:span></text:p>
        </text:list-item>
        <text:list-item>
          <text:p text:style-name="P11"><text:soft-page-break/><text:span text:style-name="Strong_20_Emphasis"><text:span text:style-name="T7">Stock Ornamental</text:span></text:span><text:span text:style-name="T8">: Productos 'Ornamentales' con stock &gt; 100. Ordenar por precio (desc).</text:span></text:p>
        </text:list-item>
        <text:list-item>
          <text:p text:style-name="P11"><text:span text:style-name="Strong_20_Emphasis"><text:span text:style-name="T7">Clientes Madrid</text:span></text:span><text:span text:style-name="T8">: Clientes de Madrid cuyo representante tenga código 11 o 30.</text:span></text:p>
        </text:list-item>
      </text:list>
      <text:p text:style-name="P1"/>
      <text:h text:style-name="P3" text:outline-level="2">2. Consultas Multitabla (JOINs)</text:h>
      <text:list text:style-name="L2">
        <text:list-item>
          <text:p text:style-name="P13"><text:span text:style-name="Strong_20_Emphasis"><text:span text:style-name="T7">Clientes y Representantes</text:span></text:span><text:span text:style-name="T8">: Nombre de cliente y nombre/apellido de su representante.</text:span></text:p>
        </text:list-item>
        <text:list-item>
          <text:p text:style-name="P13"><text:span text:style-name="Strong_20_Emphasis"><text:span text:style-name="T7">Pagos realizados</text:span></text:span><text:span text:style-name="T8">: Nombre de clientes con pagos y sus representantes.</text:span></text:p>
        </text:list-item>
        <text:list-item>
          <text:p text:style-name="P13"><text:span text:style-name="Strong_20_Emphasis"><text:span text:style-name="T7">Sin Pagos</text:span></text:span><text:span text:style-name="T8">: Nombre de clientes sin pagos realizados y sus representantes.</text:span></text:p>
        </text:list-item>
        <text:list-item>
          <text:p text:style-name="P13"><text:span text:style-name="Strong_20_Emphasis"><text:span text:style-name="T7">Localización</text:span></text:span><text:span text:style-name="T8">: Clientes con pagos, sus representantes y la ciudad de su oficina.</text:span></text:p>
        </text:list-item>
        <text:list-item>
          <text:p text:style-name="P13"><text:span text:style-name="Strong_20_Emphasis"><text:span text:style-name="T7">Oficinas en Fuenlabrada</text:span></text:span><text:span text:style-name="T8">: Dirección de oficinas con clientes en Fuenlabrada.</text:span></text:p>
        </text:list-item>
        <text:list-item>
          <text:p text:style-name="P13"><text:span text:style-name="Strong_20_Emphasis"><text:span text:style-name="T7">Jerarquía</text:span></text:span><text:span text:style-name="T8">:</text:span></text:p>
          <text:list>
            <text:list-item>
              <text:p text:style-name="P8">Empleados junto al nombre de sus jefes.</text:p>
            </text:list-item>
            <text:list-item>
              <text:p text:style-name="P8">Empleado, nombre de su jefe y nombre del jefe de su jefe.</text:p>
            </text:list-item>
          </text:list>
        </text:list-item>
        <text:list-item>
          <text:p text:style-name="P12"><text:span text:style-name="Strong_20_Emphasis"><text:span text:style-name="T7">Retrasos</text:span></text:span><text:span text:style-name="T8">: Clientes con pedidos no entregados a tiempo (</text:span><text:span text:style-name="Source_20_Text"><text:span text:style-name="T9">fecha_entrega</text:span></text:span><text:span text:style-name="T8"> &gt; </text:span><text:span text:style-name="Source_20_Text"><text:span text:style-name="T9">fecha_esperada</text:span></text:span><text:span text:style-name="T8">).</text:span></text:p>
        </text:list-item>
        <text:list-item>
          <text:p text:style-name="P13"><text:span text:style-name="Strong_20_Emphasis"><text:span text:style-name="T7">Gamas por Cliente</text:span></text:span><text:span text:style-name="T8">: Diferentes gamas de producto compradas por cada cliente.</text:span></text:p>
        </text:list-item>
      </text:list>
      <text:p text:style-name="P1"/>
      <text:h text:style-name="P3" text:outline-level="2">3. Consultas de Conjuntos (Subconsultas y Outer Joins)</text:h>
      <text:list text:style-name="L3">
        <text:list-item>
          <text:p text:style-name="P14"><text:span text:style-name="Strong_20_Emphasis"><text:span text:style-name="T7">Clientes sin actividad</text:span></text:span><text:span text:style-name="T8">:</text:span></text:p>
          <text:list>
            <text:list-item>
              <text:p text:style-name="P9">Que no han realizado ningún pago.</text:p>
            </text:list-item>
            <text:list-item>
              <text:p text:style-name="P9">Que no han realizado ningún pedido.</text:p>
            </text:list-item>
            <text:list-item>
              <text:p text:style-name="P9">Que no han realizado ni pagos ni pedidos.</text:p>
            </text:list-item>
          </text:list>
        </text:list-item>
        <text:list-item>
          <text:p text:style-name="P14"><text:span text:style-name="Strong_20_Emphasis"><text:span text:style-name="T7">Empleados sin actividad</text:span></text:span><text:span text:style-name="T8">:</text:span></text:p>
          <text:list>
            <text:list-item>
              <text:p text:style-name="P9">Que no tienen una oficina asociada.</text:p>
            </text:list-item>
            <text:list-item>
              <text:p text:style-name="P9">Que no tienen un cliente asociado.</text:p>
            </text:list-item>
            <text:list-item>
              <text:p text:style-name="P9"><text:soft-page-break/>Sin cliente asociado + datos de su oficina.</text:p>
            </text:list-item>
          </text:list>
        </text:list-item>
        <text:list-item>
          <text:p text:style-name="P14"><text:span text:style-name="Strong_20_Emphasis"><text:span text:style-name="T7">Productos olvidados</text:span></text:span><text:span text:style-name="T8">:</text:span></text:p>
          <text:list>
            <text:list-item>
              <text:p text:style-name="P9">Productos que nunca han aparecido en un pedido.</text:p>
            </text:list-item>
            <text:list-item>
              <text:p text:style-name="P9">Mostrar nombre, descripción e imagen de dichos productos.</text:p>
            </text:list-item>
          </text:list>
        </text:list-item>
        <text:list-item>
          <text:p text:style-name="P14"><text:span text:style-name="Strong_20_Emphasis"><text:span text:style-name="T7">Casos Avanzados</text:span></text:span><text:span text:style-name="T8">:</text:span></text:p>
          <text:list>
            <text:list-item>
              <text:p text:style-name="P9">Oficinas sin representantes de ventas cuyos clientes compraron 'Frutales'.</text:p>
            </text:list-item>
            <text:list-item>
              <text:p text:style-name="P9">Clientes con pedidos pero sin pagos realizados.</text:p>
            </text:list-item>
            <text:list-item>
              <text:p text:style-name="P9">Empleados sin clientes y el nombre de su jefe.</text:p>
            </text:list-item>
          </text:list>
        </text:list-item>
      </text:list>
      <text:p text:style-name="P1"/>
      <text:h text:style-name="P3" text:outline-level="2">4. Agregación y Estadísticas</text:h>
      <text:list text:style-name="L4">
        <text:list-item>
          <text:p text:style-name="P15"><text:span text:style-name="Strong_20_Emphasis"><text:span text:style-name="T7">Personal</text:span></text:span><text:span text:style-name="T8">: ¿Cuántos empleados hay en la compañía?</text:span></text:p>
        </text:list-item>
        <text:list-item>
          <text:p text:style-name="P15"><text:span text:style-name="Strong_20_Emphasis"><text:span text:style-name="T7">Países</text:span></text:span><text:span text:style-name="T8">: ¿Cuántos clientes tiene cada país?</text:span></text:p>
        </text:list-item>
        <text:list-item>
          <text:p text:style-name="P15"><text:span text:style-name="Strong_20_Emphasis"><text:span text:style-name="T7">Finanzas</text:span></text:span><text:span text:style-name="T8">: ¿Cuál fue el pago medio en 2009?</text:span>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09:52:44.707697196</meta:creation-date>
    <dc:date>2026-02-24T13:56:01.759642750</dc:date>
    <meta:editing-duration>PT30M12S</meta:editing-duration>
    <meta:editing-cycles>1</meta:editing-cycles>
    <meta:document-statistic meta:table-count="0" meta:image-count="0" meta:object-count="0" meta:page-count="4" meta:paragraph-count="65" meta:word-count="615" meta:character-count="3745" meta:non-whitespace-character-count="3233"/>
    <meta:generator>LibreOffice/24.2.7.2$Linux_X86_64 LibreOffice_project/420$Build-2</meta:generator>
  </office:meta>
</office:document-meta>
</file>